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Car.predefinitoparagrafo" style:family="text">
      <style:text-properties style:font-name="Courier" fo:font-weight="bold" style:font-weight-asian="bold" fo:font-size="13pt" style:font-size-asian="13pt" fo:language="en" fo:country="US"/>
    </style:style>
    <style:style style:name="P3" style:parent-style-name="Standard" style:family="paragraph">
      <style:paragraph-properties fo:text-align="center" fo:line-height="150%"/>
      <style:text-properties style:font-name="Times New Roman" fo:font-size="14pt" style:font-size-asian="14pt" fo:language="en" fo:country="US"/>
    </style:style>
    <style:style style:name="P4" style:parent-style-name="Standard" style:family="paragraph">
      <style:paragraph-properties fo:text-align="justify"/>
      <style:text-properties style:font-name="Times New Roman" fo:language="en" fo:country="US"/>
    </style:style>
    <style:style style:name="P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 style:parent-style-name="Car.predefinitoparagrafo" style:family="text">
      <style:text-properties style:font-name="Cambria" fo:language="en" fo:country="US"/>
    </style:style>
    <style:style style:name="T7" style:parent-style-name="Car.predefinitoparagrafo" style:family="text">
      <style:text-properties style:font-name="Cambria" fo:font-size="14pt" style:font-size-asian="14pt" fo:language="en" fo:country="US"/>
    </style:style>
    <style:style style:name="T8" style:parent-style-name="Car.predefinitoparagrafo" style:family="text">
      <style:text-properties style:font-name="Times New Roman" fo:font-size="15pt" style:font-size-asian="15pt" fo:language="en" fo:country="US"/>
    </style:style>
    <style:style style:name="T9" style:parent-style-name="Car.predefinitoparagrafo" style:family="text">
      <style:text-properties style:font-name="Times New Roman" fo:font-size="15pt" style:font-size-asian="15pt" fo:language="en" fo:country="US"/>
    </style:style>
    <style:style style:name="T10" style:parent-style-name="Car.predefinitoparagrafo" style:family="text">
      <style:text-properties style:font-name="Cambria" fo:font-size="14pt" style:font-size-asian="14pt" fo:language="en" fo:country="US"/>
    </style:style>
    <style:style style:name="P1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ambria" fo:font-size="14pt" style:font-size-asian="14pt" fo:language="en" fo:country="US"/>
    </style:style>
    <style:style style:name="P1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ambria" fo:font-size="14pt" style:font-size-asian="14pt" fo:language="en" fo:country="US"/>
    </style:style>
    <style:style style:name="P1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 style:parent-style-name="Car.predefinitoparagrafo" style:family="text">
      <style:text-properties style:font-name="Cambria" fo:font-size="14pt" style:font-size-asian="14pt" fo:language="en" fo:country="US"/>
    </style:style>
    <style:style style:name="T15" style:parent-style-name="Car.predefinitoparagrafo" style:family="text">
      <style:text-properties style:font-name="Cambria" fo:font-size="14pt" style:font-size-asian="14pt" fo:language="en" fo:country="US"/>
    </style:style>
    <style:style style:name="T16" style:parent-style-name="Car.predefinitoparagrafo" style:family="text">
      <style:text-properties style:font-name="Times New Roman" fo:font-size="15pt" style:font-size-asian="15pt" fo:language="en" fo:country="US"/>
    </style:style>
    <style:style style:name="T17" style:parent-style-name="Car.predefinitoparagrafo" style:family="text">
      <style:text-properties style:font-name="Times New Roman" fo:font-size="15pt" style:font-size-asian="15pt" fo:language="en" fo:country="US"/>
    </style:style>
    <style:style style:name="P1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9" style:parent-style-name="Car.predefinitoparagrafo" style:family="text">
      <style:text-properties style:font-name="Times New Roman" fo:font-size="15pt" style:font-size-asian="15pt" fo:language="en" fo:country="US"/>
    </style:style>
    <style:style style:name="T20" style:parent-style-name="Car.predefinitoparagrafo" style:family="text">
      <style:text-properties style:font-name="Times New Roman" fo:font-size="15pt" style:font-size-asian="15pt" fo:language="en" fo:country="US"/>
    </style:style>
    <style:style style:name="T21" style:parent-style-name="Car.predefinitoparagrafo" style:family="text">
      <style:text-properties style:font-name="Times New Roman" fo:font-size="15pt" style:font-size-asian="15pt" fo:language="en" fo:country="US"/>
    </style:style>
    <style:style style:name="T22" style:parent-style-name="Car.predefinitoparagrafo" style:family="text">
      <style:text-properties style:font-name="Times New Roman" fo:font-size="15pt" style:font-size-asian="15pt" fo:language="en" fo:country="US"/>
    </style:style>
    <style:style style:name="T23" style:parent-style-name="Car.predefinitoparagrafo" style:family="text">
      <style:text-properties style:font-name="Times New Roman" fo:font-size="15pt" style:font-size-asian="15pt" fo:language="en" fo:country="US"/>
    </style:style>
    <style:style style:name="T24" style:parent-style-name="Car.predefinitoparagrafo" style:family="text">
      <style:text-properties style:font-name="Times New Roman" fo:font-size="15pt" style:font-size-asian="15pt" fo:language="en" fo:country="US"/>
    </style:style>
    <style:style style:name="T25" style:parent-style-name="Car.predefinitoparagrafo" style:family="text">
      <style:text-properties style:font-name="Cambria" fo:font-size="14pt" style:font-size-asian="14pt" fo:language="en" fo:country="US"/>
    </style:style>
    <style:style style:name="T26" style:parent-style-name="Car.predefinitoparagrafo" style:family="text">
      <style:text-properties style:font-name="Cambria" fo:font-size="14pt" style:font-size-asian="14pt" fo:language="en" fo:country="US"/>
    </style:style>
    <style:style style:name="T27" style:parent-style-name="Car.predefinitoparagrafo" style:family="text">
      <style:text-properties style:font-name="Cambria" fo:font-size="14pt" style:font-size-asian="14pt" fo:language="en" fo:country="US"/>
    </style:style>
    <style:style style:name="T28" style:parent-style-name="Car.predefinitoparagrafo" style:family="text">
      <style:text-properties style:font-name="Cambria" fo:font-size="14pt" style:font-size-asian="14pt" fo:language="en" fo:country="US"/>
    </style:style>
    <style:style style:name="T29" style:parent-style-name="Car.predefinitoparagrafo" style:family="text">
      <style:text-properties style:font-name="Cambria" fo:font-size="14pt" style:font-size-asian="14pt" fo:language="en" fo:country="US"/>
    </style:style>
    <style:style style:name="T30" style:parent-style-name="Car.predefinitoparagrafo" style:family="text">
      <style:text-properties style:font-name="Cambria" fo:font-size="14pt" style:font-size-asian="14pt" fo:language="en" fo:country="US"/>
    </style:style>
    <style:style style:name="T31" style:parent-style-name="Car.predefinitoparagrafo" style:family="text">
      <style:text-properties style:font-name="Cambria" fo:font-size="14pt" style:font-size-asian="14pt" fo:language="en" fo:country="US"/>
    </style:style>
    <style:style style:name="T32" style:parent-style-name="Car.predefinitoparagrafo" style:family="text">
      <style:text-properties style:font-name="Cambria" fo:font-size="14pt" style:font-size-asian="14pt" fo:language="en" fo:country="US"/>
    </style:style>
    <style:style style:name="T33" style:parent-style-name="Car.predefinitoparagrafo" style:family="text">
      <style:text-properties style:font-name="Cambria" fo:font-size="14pt" style:font-size-asian="14pt" fo:language="en" fo:country="US"/>
    </style:style>
    <style:style style:name="T34" style:parent-style-name="Car.predefinitoparagrafo" style:family="text">
      <style:text-properties style:font-name="Cambria" fo:font-size="14pt" style:font-size-asian="14pt" fo:language="en" fo:country="US"/>
    </style:style>
    <style:style style:name="T35" style:parent-style-name="Car.predefinitoparagrafo" style:family="text">
      <style:text-properties style:font-name="Cambria" fo:font-size="14pt" style:font-size-asian="14pt" fo:language="en" fo:country="US"/>
    </style:style>
    <style:style style:name="T36" style:parent-style-name="Car.predefinitoparagrafo" style:family="text">
      <style:text-properties style:font-name="Cambria" fo:font-size="14pt" style:font-size-asian="14pt" fo:language="en" fo:country="US"/>
    </style:style>
    <style:style style:name="T37" style:parent-style-name="Car.predefinitoparagrafo" style:family="text">
      <style:text-properties style:font-name="Cambria" fo:font-size="14pt" style:font-size-asian="14pt" fo:language="en" fo:country="US"/>
    </style:style>
    <style:style style:name="T38" style:parent-style-name="Car.predefinitoparagrafo" style:family="text">
      <style:text-properties style:font-name="Cambria" fo:font-size="14pt" style:font-size-asian="14pt" fo:language="en" fo:country="US"/>
    </style:style>
    <style:style style:name="T39" style:parent-style-name="Car.predefinitoparagrafo" style:family="text">
      <style:text-properties style:font-name="Cambria" fo:font-size="14pt" style:font-size-asian="14pt" fo:language="en" fo:country="US"/>
    </style:style>
    <style:style style:name="T40" style:parent-style-name="Car.predefinitoparagrafo" style:family="text">
      <style:text-properties style:font-name="Cambria" fo:font-size="14pt" style:font-size-asian="14pt" fo:language="en" fo:country="US"/>
    </style:style>
    <style:style style:name="T41" style:parent-style-name="Car.predefinitoparagrafo" style:family="text">
      <style:text-properties style:font-name="Cambria" fo:font-size="14pt" style:font-size-asian="14pt" fo:language="en" fo:country="US"/>
    </style:style>
    <style:style style:name="T42" style:parent-style-name="Car.predefinitoparagrafo" style:family="text">
      <style:text-properties style:font-name="Cambria" fo:font-size="14pt" style:font-size-asian="14pt" fo:language="en" fo:country="US"/>
    </style:style>
    <style:style style:name="P4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ambria" fo:font-size="14pt" style:font-size-asian="14pt" fo:language="en" fo:country="US"/>
    </style:style>
    <style:style style:name="P44" style:parent-style-name="Standard" style:family="paragraph">
      <style:text-properties style:font-name="Cambria" fo:font-size="14pt" style:font-size-asian="14pt" fo:language="en" fo:country="US"/>
    </style:style>
    <style:style style:name="P4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ourier" fo:language="en" fo:country="US"/>
    </style:style>
    <style:style style:name="P46" style:parent-style-name="Standard" style:family="paragraph">
      <style:text-properties style:font-name="Courier"/>
    </style:style>
    <style:style style:name="P47" style:parent-style-name="Standard" style:family="paragraph">
      <style:text-properties style:font-name="Courier"/>
    </style:style>
    <style:style style:name="P48" style:parent-style-name="Standard" style:family="paragraph">
      <style:text-properties style:font-name="Courier"/>
    </style:style>
    <style:style style:name="P49" style:parent-style-name="Standard" style:family="paragraph">
      <style:text-properties style:font-name="Courier"/>
    </style:style>
    <style:style style:name="P50" style:parent-style-name="Standard" style:family="paragraph">
      <style:text-properties style:font-name="Courier"/>
    </style:style>
    <style:style style:name="P51" style:parent-style-name="Standard" style:family="paragraph">
      <style:text-properties style:font-name="Courier"/>
    </style:style>
    <style:style style:name="P5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ourier"/>
    </style:style>
    <style:style style:name="P5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5pt" style:font-size-asian="15pt"/>
    </style:style>
    <style:style style:name="P5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5pt" style:font-size-asian="15pt"/>
    </style:style>
    <style:style style:name="P55" style:parent-style-name="Standard" style:family="paragraph">
      <style:paragraph-properties fo:text-align="justify" fo:line-height="150%"/>
      <style:text-properties style:font-name="Times New Roman"/>
    </style:style>
  </office:automatic-styles>
  <office:body>
    <office:text text:use-soft-page-breaks="true">
      <text:p text:style-name="P1"><text:span text:style-name="T2">Abridging Scientific Communities Integration with a General Purpose Grid and Cloud Portal</text:span></text:p>
      <text:p text:style-name="P3"/>
      <text:p text:style-name="P4"/>
      <text:p text:style-name="P5"><text:span text:style-name="T6">I</text:span><text:span text:style-name="T7">n the framework of the Italian Grid Infrastructure, we are designing a web portal which aims at<text:s/></text:span><text:span text:style-name="T8">providing a powerful and easy to use gateway to distributed<text:s/></text:span><text:span text:style-name="T9">computing resources</text:span><text:span text:style-name="T10"><text:s text:c="2"/>and cloud services provisioning.</text:span></text:p>
      <text:p text:style-name="P11">We<text:s/>feel that one of the key point that this kind of application must be able to address is the possibility to hide the complexity of the X509 certificates<text:s/>management.</text:p>
      <text:p text:style-name="P12">In fact, while the PKI infrastructure is certainly one of the main aspect of the Grid environment, it is also one of the bigger obstacles that very often prevents the new users from approaching it.</text:p>
      <text:p text:style-name="P13"><text:span text:style-name="T14">Through the<text:s/></text:span><text:span text:style-name="T15"><text:s/>portal<text:s/></text:span><text:span text:style-name="T16">users can securely run their applicat</text:span><text:span text:style-name="T17">ions without facing the complexity of the authentication infrastructure. It also interfaces with external Infrastructure as a Service (IaaS) frameworks for the dynamic provisioning of computing resources.</text:span></text:p>
      <text:p text:style-name="P18"><text:span text:style-name="T19">The portal architecture is based on<text:s/></text:span><text:span text:style-name="T20">an<text:s/></text:span><text:span text:style-name="T21">external authen</text:span><text:span text:style-name="T22">tication layer</text:span><text:span text:style-name="T23"><text:s/>providing<text:s/></text:span><text:span text:style-name="T24"><text:s/></text:span><text:span text:style-name="T25">strong user identification by mean</text:span><text:span text:style-name="T26">s</text:span><text:span text:style-name="T27"><text:s/>of an accredited identity federation</text:span><text:span text:style-name="T28">. T</text:span><text:span text:style-name="T29">he generation of credential is handled interfacing the portal to a CA online using<text:s/></text:span><text:span text:style-name="T30">the<text:s/></text:span><text:span text:style-name="T31">OAuth protocol and saving the certificate in</text:span><text:span text:style-name="T32">to</text:span><text:span text:style-name="T33"><text:s/>a MyProxy server.<text:s/></text:span><text:span text:style-name="T34">T</text:span><text:span text:style-name="T35">he portal gives<text:s/></text:span><text:span text:style-name="T36"><text:s/>full access to Grid functionalit</text:span><text:span text:style-name="T37">ies</text:span><text:span text:style-name="T38"><text:s/>without<text:s/></text:span><text:span text:style-name="T39">requiring the users to have a<text:s/></text:span><text:span text:style-name="T40"><text:s/>X.509 certificates</text:span><text:span text:style-name="T41"><text:s/>hiding the complexities of</text:span><text:span text:style-name="T42"><text:s/>proxy management.</text:span></text:p>
      <text:p text:style-name="P43">The portal also provides simplified access to common Grid data-management operations avoiding<text:s/><text:s/>bottlenecks<text:s/>for large<text:s/>or many concurrent file transfers. Our data management<text:s/>solution consists<text:s/>in one or more WebDAV storage devices, external to the portal, where the users can easily upload their<text:s/>data<text:s/><text:s/>from a standard desktop or laptop with every kind of operating system without requiring<text:s/>the<text:s/>installation of custom<text:s/>Grid software on the client side.</text:p>
      <text:p text:style-name="P44">The portal subsequently<text:s/>is in charge to asynchronously<text:s/>coping<text:s/>and registering<text:s/>the<text:s/>data<text:s/>over the<text:s/>Grid infrastructure<text:s/>hiding the Grid middleware complexity to the end user..</text:p>
      <text:p text:style-name="P45"/>
      <text:p text:style-name="P46">Primary Authors:</text:p>
      <text:p text:style-name="P47">Marco Bencivenni, Paolo Veronesi, Giuseppe Misurelli, Andrea Ceccanti, Valerio Venturi (INFN CNAF &amp; IGI)</text:p>
      <text:p text:style-name="P48">Vincenzo Ciaschini (INFN CNAF)</text:p>
      <text:p text:style-name="P49">Luciano Gaido, Riccardo Brunetti (INFN Torino &amp; IGI)</text:p>
      <text:p text:style-name="P50">Diego Michelotto (INFN Ferrara &amp; INFN CNAF)</text:p>
      <text:p text:style-name="P51">Giacinto Donvito (INFN Bari &amp; IGI)</text:p>
      <text:p text:style-name="P52"/>
      <text:p text:style-name="P53"/>
      <text:p text:style-name="P54"><text:s/></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iuseppe Misurelli</meta:initial-creator>
    <dc:creator>cesini</dc:creator>
    <meta:creation-date>2011-10-20T14:48:00Z</meta:creation-date>
    <dc:date>2011-10-20T14:48:00Z</dc:date>
    <meta:template xlink:href="Normal.dotm" xlink:type="simple"/>
    <meta:editing-cycles>2</meta:editing-cycles>
    <meta:editing-duration>PT300S</meta:editing-duration>
    <meta:document-statistic meta:page-count="2" meta:paragraph-count="5" meta:word-count="377" meta:character-count="2527" meta:row-count="17" meta:non-whitespace-character-count="2155"/>
  </office:meta>
</office:document-meta>
</file>